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Open Sans" svg:font-family="'Open Sans',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font-name="DejaVu Sans Condensed" fo:font-size="22pt" fo:letter-spacing="normal" fo:font-style="normal" fo:font-weight="normal" officeooo:rsid="000e4a32" officeooo:paragraph-rsid="000e4a32" style:font-size-asian="22pt" style:font-size-complex="22pt"/>
    </style:style>
    <style:style style:name="P2" style:family="paragraph" style:parent-style-name="Standard">
      <style:text-properties fo:font-variant="normal" fo:text-transform="none" fo:color="#000000" style:font-name="DejaVu Sans Condensed" fo:font-size="22pt" fo:letter-spacing="normal" fo:font-style="normal" fo:font-weight="normal" officeooo:paragraph-rsid="000e4a32" style:font-size-asian="22pt" style:font-size-complex="22pt"/>
    </style:style>
    <style:style style:name="P3" style:family="paragraph" style:parent-style-name="Standard">
      <style:text-properties fo:color="#000000" style:font-name="DejaVu Sans Condensed" fo:font-size="22pt" officeooo:rsid="000e4a32" officeooo:paragraph-rsid="000e4a32" style:font-size-asian="22pt" style:font-size-complex="22pt"/>
    </style:style>
    <style:style style:name="P4" style:family="paragraph" style:parent-style-name="Text_20_body">
      <style:paragraph-properties fo:margin-left="0cm" fo:margin-right="0cm" fo:text-indent="0cm" style:auto-text-indent="false"/>
      <style:text-properties fo:font-variant="normal" fo:text-transform="none" fo:color="#71758a" style:font-name="Open Sans" fo:font-size="12pt" fo:letter-spacing="normal" fo:font-style="normal" fo:font-weight="normal" officeooo:paragraph-rsid="000e4a32"/>
    </style:style>
    <style:style style:name="P5" style:family="paragraph" style:parent-style-name="Text_20_body">
      <style:paragraph-properties fo:margin-left="0cm" fo:margin-right="0cm" fo:text-indent="0cm" style:auto-text-indent="false"/>
      <style:text-properties fo:font-variant="normal" fo:text-transform="none" fo:color="#000000" style:font-name="DejaVu Sans Condensed" fo:font-size="22pt" fo:letter-spacing="normal" fo:font-style="normal" fo:font-weight="normal" officeooo:paragraph-rsid="000e4a32" style:font-size-asian="22pt" style:font-size-complex="22pt"/>
    </style:style>
    <style:style style:name="P6" style:family="paragraph" style:parent-style-name="Text_20_body">
      <style:paragraph-properties fo:margin-left="0cm" fo:margin-right="0cm" style:line-height-at-least="0.529cm" fo:orphans="2" fo:widows="2" fo:text-indent="0cm" style:auto-text-indent="false"/>
    </style:style>
    <style:style style:name="P7" style:family="paragraph" style:parent-style-name="Text_20_body">
      <style:paragraph-properties fo:margin-left="0cm" fo:margin-right="0cm" fo:text-indent="0cm" style:auto-text-indent="false"/>
      <style:text-properties fo:color="#000000" style:font-name="DejaVu Sans Condensed" fo:font-size="22pt" style:font-size-asian="22pt" style:font-size-complex="22pt"/>
    </style:style>
    <style:style style:name="T1" style:family="text">
      <style:text-properties officeooo:rsid="000e4a32"/>
    </style:style>
    <style:style style:name="T2" style:family="text">
      <style:text-properties fo:font-variant="normal" fo:text-transform="none" fo:color="#202122" style:font-name="sans-serif" fo:font-size="10.5pt" fo:letter-spacing="normal" fo:font-style="italic" fo:font-weight="normal"/>
    </style:style>
    <style:style style:name="T3" style:family="text">
      <style:text-properties fo:font-variant="normal" fo:text-transform="none" fo:color="#202122" style:font-name="sans-serif" fo:letter-spacing="normal" fo:font-style="italic" fo:font-weight="normal"/>
    </style:style>
    <style:style style:name="T4" style:family="text">
      <style:text-properties fo:font-variant="normal" fo:text-transform="none" fo:color="#202122" fo:letter-spacing="normal" fo:font-style="italic" fo:font-weight="normal"/>
    </style:style>
    <style:style style:name="T5" style:family="text">
      <style:text-properties fo:font-variant="normal" fo:text-transform="none" fo:color="#71758a" style:font-name="Open Sans" fo:font-size="12pt" fo:letter-spacing="normal" fo:font-style="normal" fo:font-weight="normal"/>
    </style:style>
    <style:style style:name="T6" style:family="text">
      <style:text-properties fo:font-variant="normal" fo:text-transform="none" fo:letter-spacing="normal" fo:font-style="italic" fo:font-weight="normal"/>
    </style:style>
    <style:style style:name="T7" style:family="text">
      <style:text-properties fo:color="#0b0080" style:text-line-through-style="none" style:text-line-through-type="none" style:text-underline-style="none" style:text-blinking="false" fo:background-color="#ffffff" loext:char-shading-value="0"/>
    </style:style>
    <style:style style:name="T8" style:family="text">
      <style:text-properties fo:font-size="22pt" style:font-size-asian="22pt" style:font-size-complex="22pt"/>
    </style:style>
    <style:style style:name="T9" style:family="text">
      <style:text-properties style:font-name="DejaVu Sans Condensed" fo:font-size="22pt" style:font-size-asian="22pt" style:font-size-complex="22pt"/>
    </style:style>
    <style:style style:name="T10" style:family="text">
      <style:text-properties fo:color="#000000" style:font-name="DejaVu Sans Condensed" fo:font-size="22pt" style:font-size-asian="22pt" style:font-size-complex="2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text:p>
      <text:p text:style-name="P3"/>
      <text:p text:style-name="P3">Scientific name: <text:s/><text:span text:style-name="T6">Ardea insignis</text:span></text:p>
      <text:p text:style-name="P3"/>
      <text:p text:style-name="P1">The white-bellied heron is also known as the imperial heron or great white-bellied heron.</text:p>
      <text:p text:style-name="P2"><text:span text:style-name="T1">This large heron is plain dark grey above with a long neck. The crown is dark and there are no black stripes on the neck as in the grey heron. In breeding plumage, it has a greyish-white nape plume and elongated grey breast feathers with white centers. The bill is black, greenish near the base and tip and the face is greenish grey. </text:span>The usual call given when disturbed is a deep croak.</text:p>
      <text:p text:style-name="P2"/>
      <text:p text:style-name="P1">Where?</text:p>
      <text:p text:style-name="P1"/>
      <text:p text:style-name="P1">The white-bellied heron is found in the wetlands of tropical and subtropical forests in the foothills of the eastern Himalayas of India and Myanmar. It also occurs in Bhutan’s sub-tropical areas and was once found in Nepal.</text:p>
      <text:p text:style-name="P1"/>
      <text:p text:style-name="P1">In Bhutan, white-bellied herons are found along the Punatsang Chu river especially in Pho-chhu river banks in Toewang Gewog, along Kami Chhu <text:soft-page-break/>river) and in Lower Kheng (Berti). It can also be found in Madgechhu (Trongsa). A recently discovered nesting site in the Namdapha national park and Tiger Reserve in Arunachal Pradesh, India, is the first such breeding site outside of Bhutan.</text:p>
      <text:p text:style-name="P1"/>
      <text:p text:style-name="P1">Why?</text:p>
      <text:p text:style-name="P1"/>
      <text:p text:style-name="P1">This heron is classified as Critically Endangered because it has an extremely small and rapidly declining population. This decline is projected to increase in the near future as a result of the loss and degradation of lowland forest and wetlands, and through direct exploitation and disturbance.</text:p>
      <text:p text:style-name="P7"><text:line-break/><text:span text:style-name="T1">How?</text:span></text:p>
      <text:p text:style-name="P5">Individiuals prefer undisturbed and inaccessible areas and is known to roost and breed in pine forest. Yet, threats include habitat degradation and disturbance in the few areas where it is still known to exist. <text:span text:style-name="T1">A</text:span> project <text:span text:style-name="T1">has been signed up which </text:span>will address these threats by working with local communities, civil society and government <text:soft-page-break/>to conserve and minimize disturbance at three key sites to enable species recovery.</text:p>
      <text:p text:style-name="P5">The project will focus on conserving three key sites along the Assam-Bhutan border. It will secure these sites for species recovery by sensitizing and mobilizing local communities, training a cadre of 6 local 'heron guardians' and creating disturbance free zones through community participation and sanction. A local NGO partner will assist in identifying and training community groups and individuals. The project will also create a platform for information exchange between conservation groups working on the species in Bhutan and India.</text:p>
      <text:p text:style-name="P5">Conserving the White-bellied Heron and its habitat will result in conservation of several other species of plants and animals in the forests patches where they roost and breed and the river courses which are an important source of water. It is therefore a significant indicator species.<text:line-break/></text:p>
      <text:p text:style-name="P4"><text:soft-page-break/><text:span text:style-name="T10">Another main outcome is that three key sites will be protected and disturbance minimized, with bird sightings increased in the project area. Regular monitoring and reporting will result in better information about the species. This will also occur at an international level with information exchange between Bhutan and India resulting in better understanding of the species status as well as different approaches to heron conservation. Finally, the project will engage government and civil society to ensure sustainability in the initiative.</text:span><text:line-break/></text:p>
      <text:p text:style-name="P6"><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Open Sans" svg:font-family="'Open Sans',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5T09:31:49.076508357</meta:creation-date>
    <dc:date>2020-07-15T09:42:14.654777522</dc:date>
    <meta:editing-duration>PT10M26S</meta:editing-duration>
    <meta:editing-cycles>1</meta:editing-cycles>
    <meta:document-statistic meta:table-count="0" meta:image-count="0" meta:object-count="0" meta:page-count="4" meta:paragraph-count="15" meta:word-count="513" meta:character-count="3217" meta:non-whitespace-character-count="2713"/>
    <meta:generator>LibreOffice/5.1.6.2$Linux_X86_64 LibreOffice_project/10m0$Build-2</meta:generator>
  </office:meta>
</office:document-meta>
</file>